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82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urier New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4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number-columns-repeated="6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Level 1</text:p>
          </table:table-cell>
          <table:table-cell office:value-type="string">
            <text:p>Level 2</text:p>
          </table:table-cell>
          <table:table-cell office:value-type="string">
            <text:p>Level 3</text:p>
          </table:table-cell>
          <table:table-cell office:value-type="string">
            <text:p>Level 4</text:p>
          </table:table-cell>
          <table:table-cell office:value-type="string">
            <text:p>Level 5</text:p>
          </table:table-cell>
          <table:table-cell office:value-type="string">
            <text:p>Level 6</text:p>
          </table:table-cell>
          <table:table-cell office:value-type="string">
            <text:p>Total</text:p>
          </table:table-cell>
          <table:table-cell office:value-type="string">
            <text:p>Real Score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819">
            <text:p>819</text:p>
          </table:table-cell>
          <table:table-cell office:value-type="float" office:value="1554">
            <text:p>1554</text:p>
          </table:table-cell>
          <table:table-cell office:value-type="float" office:value="2040">
            <text:p>2040</text:p>
          </table:table-cell>
          <table:table-cell office:value-type="float" office:value="3983">
            <text:p>3983</text:p>
          </table:table-cell>
          <table:table-cell office:value-type="float" office:value="2215">
            <text:p>2215</text:p>
          </table:table-cell>
          <table:table-cell table:formula="of:=SUM([.A2:.F2])" office:value-type="float" office:value="11001">
            <text:p>11001</text:p>
          </table:table-cell>
          <table:table-cell office:value-type="float" office:value="8009">
            <text:p>8009</text:p>
          </table:table-cell>
          <table:table-cell table:style-name="ce1" office:value-type="string">
            <text:p>269c484b1c5c14308dc6790effe29d02709b977a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827">
            <text:p>827</text:p>
          </table:table-cell>
          <table:table-cell office:value-type="float" office:value="1337">
            <text:p>1337</text:p>
          </table:table-cell>
          <table:table-cell office:value-type="float" office:value="2160">
            <text:p>2160</text:p>
          </table:table-cell>
          <table:table-cell office:value-type="float" office:value="3983">
            <text:p>3983</text:p>
          </table:table-cell>
          <table:table-cell office:value-type="float" office:value="1451">
            <text:p>1451</text:p>
          </table:table-cell>
          <table:table-cell table:formula="of:=SUM([.A3:.F3])" office:value-type="float" office:value="10463">
            <text:p>10463</text:p>
          </table:table-cell>
          <table:table-cell office:value-type="float" office:value="8844">
            <text:p>8844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805">
            <text:p>805</text:p>
          </table:table-cell>
          <table:table-cell office:value-type="float" office:value="1260">
            <text:p>1260</text:p>
          </table:table-cell>
          <table:table-cell office:value-type="float" office:value="2246">
            <text:p>2246</text:p>
          </table:table-cell>
          <table:table-cell office:value-type="float" office:value="3983">
            <text:p>3983</text:p>
          </table:table-cell>
          <table:table-cell office:value-type="float" office:value="1902">
            <text:p>1902</text:p>
          </table:table-cell>
          <table:table-cell table:formula="of:=SUM([.A4:.F4])" office:value-type="float" office:value="10901">
            <text:p>10901</text:p>
          </table:table-cell>
          <table:table-cell office:value-type="float" office:value="8747">
            <text:p>8747</text:p>
          </table:table-cell>
          <table:table-cell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058">
            <text:p>1058</text:p>
          </table:table-cell>
          <table:table-cell office:value-type="float" office:value="1310">
            <text:p>1310</text:p>
          </table:table-cell>
          <table:table-cell office:value-type="float" office:value="1675">
            <text:p>1675</text:p>
          </table:table-cell>
          <table:table-cell office:value-type="float" office:value="3983">
            <text:p>3983</text:p>
          </table:table-cell>
          <table:table-cell office:value-type="float" office:value="2273">
            <text:p>2273</text:p>
          </table:table-cell>
          <table:table-cell table:formula="of:=SUM([.A5:.F5])" office:value-type="float" office:value="11046">
            <text:p>11046</text:p>
          </table:table-cell>
          <table:table-cell office:value-type="float" office:value="6665">
            <text:p>6665</text:p>
          </table:table-cell>
          <table:table-cell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893">
            <text:p>893</text:p>
          </table:table-cell>
          <table:table-cell office:value-type="float" office:value="1326">
            <text:p>1326</text:p>
          </table:table-cell>
          <table:table-cell office:value-type="float" office:value="1421">
            <text:p>1421</text:p>
          </table:table-cell>
          <table:table-cell office:value-type="float" office:value="3983">
            <text:p>3983</text:p>
          </table:table-cell>
          <table:table-cell office:value-type="float" office:value="1383">
            <text:p>1383</text:p>
          </table:table-cell>
          <table:table-cell table:formula="of:=SUM([.A6:.F6])" office:value-type="float" office:value="9753">
            <text:p>9753</text:p>
          </table:table-cell>
          <table:table-cell office:value-type="float" office:value="7457">
            <text:p>7457</text:p>
          </table:table-cell>
          <table:table-cell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893">
            <text:p>893</text:p>
          </table:table-cell>
          <table:table-cell office:value-type="float" office:value="1416">
            <text:p>1416</text:p>
          </table:table-cell>
          <table:table-cell office:value-type="float" office:value="1422">
            <text:p>1422</text:p>
          </table:table-cell>
          <table:table-cell office:value-type="float" office:value="3983">
            <text:p>3983</text:p>
          </table:table-cell>
          <table:table-cell office:value-type="float" office:value="1383">
            <text:p>1383</text:p>
          </table:table-cell>
          <table:table-cell table:formula="of:=SUM([.A7:.F7])" office:value-type="float" office:value="9844">
            <text:p>9844</text:p>
          </table:table-cell>
          <table:table-cell table:number-columns-repeated="2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936">
            <text:p>936</text:p>
          </table:table-cell>
          <table:table-cell office:value-type="float" office:value="1579">
            <text:p>1579</text:p>
          </table:table-cell>
          <table:table-cell office:value-type="float" office:value="1929">
            <text:p>1929</text:p>
          </table:table-cell>
          <table:table-cell office:value-type="float" office:value="3983">
            <text:p>3983</text:p>
          </table:table-cell>
          <table:table-cell office:value-type="float" office:value="1558">
            <text:p>1558</text:p>
          </table:table-cell>
          <table:table-cell table:formula="of:=SUM([.A8:.F8])" office:value-type="float" office:value="10648">
            <text:p>10648</text:p>
          </table:table-cell>
          <table:table-cell office:value-type="float" office:value="8129">
            <text:p>8129</text:p>
          </table:table-cell>
          <table:table-cell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936">
            <text:p>936</text:p>
          </table:table-cell>
          <table:table-cell office:value-type="float" office:value="1794">
            <text:p>1794</text:p>
          </table:table-cell>
          <table:table-cell office:value-type="float" office:value="1994">
            <text:p>1994</text:p>
          </table:table-cell>
          <table:table-cell office:value-type="float" office:value="3983">
            <text:p>3983</text:p>
          </table:table-cell>
          <table:table-cell office:value-type="float" office:value="674">
            <text:p>674</text:p>
          </table:table-cell>
          <table:table-cell table:formula="of:=SUM([.A9:.F9])" office:value-type="float" office:value="10044">
            <text:p>10044</text:p>
          </table:table-cell>
          <table:table-cell office:value-type="float" office:value="7292">
            <text:p>7292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026">
            <text:p>1026</text:p>
          </table:table-cell>
          <table:table-cell office:value-type="float" office:value="1433">
            <text:p>1433</text:p>
          </table:table-cell>
          <table:table-cell office:value-type="float" office:value="1940">
            <text:p>1940</text:p>
          </table:table-cell>
          <table:table-cell office:value-type="float" office:value="3983">
            <text:p>3983</text:p>
          </table:table-cell>
          <table:table-cell office:value-type="float" office:value="2521">
            <text:p>2521</text:p>
          </table:table-cell>
          <table:table-cell table:formula="of:=SUM([.A10:.F10])" office:value-type="float" office:value="11608">
            <text:p>11608</text:p>
          </table:table-cell>
          <table:table-cell office:value-type="float" office:value="8134">
            <text:p>8134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026">
            <text:p>1026</text:p>
          </table:table-cell>
          <table:table-cell office:value-type="float" office:value="1560">
            <text:p>1560</text:p>
          </table:table-cell>
          <table:table-cell office:value-type="float" office:value="2396">
            <text:p>2396</text:p>
          </table:table-cell>
          <table:table-cell office:value-type="float" office:value="3983">
            <text:p>3983</text:p>
          </table:table-cell>
          <table:table-cell office:value-type="float" office:value="2177">
            <text:p>2177</text:p>
          </table:table-cell>
          <table:table-cell table:formula="of:=SUM([.A11:.F11])" office:value-type="float" office:value="11847">
            <text:p>11847</text:p>
          </table:table-cell>
          <table:table-cell office:value-type="float" office:value="7967">
            <text:p>7967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026">
            <text:p>1026</text:p>
          </table:table-cell>
          <table:table-cell office:value-type="float" office:value="1371">
            <text:p>1371</text:p>
          </table:table-cell>
          <table:table-cell office:value-type="float" office:value="2081">
            <text:p>2081</text:p>
          </table:table-cell>
          <table:table-cell office:value-type="float" office:value="3983">
            <text:p>3983</text:p>
          </table:table-cell>
          <table:table-cell office:value-type="float" office:value="2544">
            <text:p>2544</text:p>
          </table:table-cell>
          <table:table-cell table:formula="of:=SUM([.A12:.F12])" office:value-type="float" office:value="11710">
            <text:p>11710</text:p>
          </table:table-cell>
          <table:table-cell table:number-columns-repeated="2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1051">
            <text:p>1051</text:p>
          </table:table-cell>
          <table:table-cell office:value-type="float" office:value="1313">
            <text:p>1313</text:p>
          </table:table-cell>
          <table:table-cell office:value-type="float" office:value="2143">
            <text:p>2143</text:p>
          </table:table-cell>
          <table:table-cell office:value-type="float" office:value="3481">
            <text:p>3481</text:p>
          </table:table-cell>
          <table:table-cell office:value-type="float" office:value="2993">
            <text:p>2993</text:p>
          </table:table-cell>
          <table:table-cell table:formula="of:=SUM([.A13:.F13])" office:value-type="float" office:value="11794">
            <text:p>11794</text:p>
          </table:table-cell>
          <table:table-cell office:value-type="float" office:value="7445">
            <text:p>7445</text:p>
          </table:table-cell>
          <table:table-cell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978">
            <text:p>978</text:p>
          </table:table-cell>
          <table:table-cell office:value-type="float" office:value="1283">
            <text:p>1283</text:p>
          </table:table-cell>
          <table:table-cell table:number-columns-repeated="3"/>
          <table:table-cell table:formula="of:=SUM([.A14:.F14])" office:value-type="float" office:value="3074">
            <text:p>3074</text:p>
          </table:table-cell>
          <table:table-cell table:number-columns-repeated="2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1015">
            <text:p>1015</text:p>
          </table:table-cell>
          <table:table-cell office:value-type="float" office:value="1641">
            <text:p>1641</text:p>
          </table:table-cell>
          <table:table-cell office:value-type="float" office:value="2892">
            <text:p>2892</text:p>
          </table:table-cell>
          <table:table-cell office:value-type="float" office:value="3580">
            <text:p>3580</text:p>
          </table:table-cell>
          <table:table-cell office:value-type="float" office:value="3040">
            <text:p>3040</text:p>
          </table:table-cell>
          <table:table-cell table:formula="of:=SUM([.A15:.F15])" office:value-type="float" office:value="12981">
            <text:p>12981</text:p>
          </table:table-cell>
          <table:table-cell office:value-type="float" office:value="9898">
            <text:p>9898</text:p>
          </table:table-cell>
          <table:table-cell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1030">
            <text:p>1030</text:p>
          </table:table-cell>
          <table:table-cell office:value-type="float" office:value="1772">
            <text:p>1772</text:p>
          </table:table-cell>
          <table:table-cell office:value-type="float" office:value="2840">
            <text:p>2840</text:p>
          </table:table-cell>
          <table:table-cell office:value-type="float" office:value="3584">
            <text:p>3584</text:p>
          </table:table-cell>
          <table:table-cell office:value-type="float" office:value="2743">
            <text:p>2743</text:p>
          </table:table-cell>
          <table:table-cell table:formula="of:=SUM([.A16:.F16])" office:value-type="float" office:value="12788">
            <text:p>12788</text:p>
          </table:table-cell>
          <table:table-cell table:number-columns-repeated="2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905">
            <text:p>905</text:p>
          </table:table-cell>
          <table:table-cell office:value-type="float" office:value="1638">
            <text:p>1638</text:p>
          </table:table-cell>
          <table:table-cell office:value-type="float" office:value="2646">
            <text:p>2646</text:p>
          </table:table-cell>
          <table:table-cell office:value-type="float" office:value="4091">
            <text:p>4091</text:p>
          </table:table-cell>
          <table:table-cell office:value-type="float" office:value="2886">
            <text:p>2886</text:p>
          </table:table-cell>
          <table:table-cell table:formula="of:=SUM([.A17:.F17])" office:value-type="float" office:value="12985">
            <text:p>12985</text:p>
          </table:table-cell>
          <table:table-cell office:value-type="float" office:value="10940">
            <text:p>10940</text:p>
          </table:table-cell>
          <table:table-cell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917">
            <text:p>917</text:p>
          </table:table-cell>
          <table:table-cell office:value-type="float" office:value="1359">
            <text:p>1359</text:p>
          </table:table-cell>
          <table:table-cell office:value-type="float" office:value="2644">
            <text:p>2644</text:p>
          </table:table-cell>
          <table:table-cell table:number-columns-repeated="2"/>
          <table:table-cell table:formula="of:=SUM([.A18:.F18])" office:value-type="float" office:value="5742">
            <text:p>5742</text:p>
          </table:table-cell>
          <table:table-cell table:number-columns-repeated="2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896">
            <text:p>896</text:p>
          </table:table-cell>
          <table:table-cell office:value-type="float" office:value="1463">
            <text:p>1463</text:p>
          </table:table-cell>
          <table:table-cell office:value-type="float" office:value="2621">
            <text:p>2621</text:p>
          </table:table-cell>
          <table:table-cell office:value-type="float" office:value="4091">
            <text:p>4091</text:p>
          </table:table-cell>
          <table:table-cell office:value-type="float" office:value="3133">
            <text:p>3133</text:p>
          </table:table-cell>
          <table:table-cell table:formula="of:=SUM([.A19:.F19])" office:value-type="float" office:value="13023">
            <text:p>13023</text:p>
          </table:table-cell>
          <table:table-cell table:number-columns-repeated="2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1014">
            <text:p>1014</text:p>
          </table:table-cell>
          <table:table-cell office:value-type="float" office:value="1536">
            <text:p>1536</text:p>
          </table:table-cell>
          <table:table-cell office:value-type="float" office:value="2584">
            <text:p>2584</text:p>
          </table:table-cell>
          <table:table-cell office:value-type="float" office:value="4091">
            <text:p>4091</text:p>
          </table:table-cell>
          <table:table-cell office:value-type="float" office:value="2631">
            <text:p>2631</text:p>
          </table:table-cell>
          <table:table-cell table:formula="of:=SUM([.A20:.F20])" office:value-type="float" office:value="12675">
            <text:p>12675</text:p>
          </table:table-cell>
          <table:table-cell table:number-columns-repeated="2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002">
            <text:p>1002</text:p>
          </table:table-cell>
          <table:table-cell office:value-type="float" office:value="1391">
            <text:p>1391</text:p>
          </table:table-cell>
          <table:table-cell office:value-type="float" office:value="2374">
            <text:p>2374</text:p>
          </table:table-cell>
          <table:table-cell office:value-type="float" office:value="4091">
            <text:p>4091</text:p>
          </table:table-cell>
          <table:table-cell office:value-type="float" office:value="2629">
            <text:p>2629</text:p>
          </table:table-cell>
          <table:table-cell table:formula="of:=SUM([.A21:.F21])" office:value-type="float" office:value="12165">
            <text:p>12165</text:p>
          </table:table-cell>
          <table:table-cell table:number-columns-repeated="2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843">
            <text:p>843</text:p>
          </table:table-cell>
          <table:table-cell office:value-type="float" office:value="1450">
            <text:p>1450</text:p>
          </table:table-cell>
          <table:table-cell office:value-type="float" office:value="2675">
            <text:p>2675</text:p>
          </table:table-cell>
          <table:table-cell office:value-type="float" office:value="4091">
            <text:p>4091</text:p>
          </table:table-cell>
          <table:table-cell office:value-type="float" office:value="3008">
            <text:p>3008</text:p>
          </table:table-cell>
          <table:table-cell table:formula="of:=SUM([.A22:.F22])" office:value-type="float" office:value="12695">
            <text:p>12695</text:p>
          </table:table-cell>
          <table:table-cell office:value-type="float" office:value="11255">
            <text:p>11255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994">
            <text:p>994</text:p>
          </table:table-cell>
          <table:table-cell office:value-type="float" office:value="1852">
            <text:p>1852</text:p>
          </table:table-cell>
          <table:table-cell office:value-type="float" office:value="2661">
            <text:p>2661</text:p>
          </table:table-cell>
          <table:table-cell office:value-type="float" office:value="4091">
            <text:p>4091</text:p>
          </table:table-cell>
          <table:table-cell office:value-type="float" office:value="2813">
            <text:p>2813</text:p>
          </table:table-cell>
          <table:table-cell table:formula="of:=SUM([.A23:.F23])" office:value-type="float" office:value="13039">
            <text:p>13039</text:p>
          </table:table-cell>
          <table:table-cell office:value-type="float" office:value="11547">
            <text:p>11547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986">
            <text:p>986</text:p>
          </table:table-cell>
          <table:table-cell office:value-type="float" office:value="1866">
            <text:p>1866</text:p>
          </table:table-cell>
          <table:table-cell office:value-type="float" office:value="2720">
            <text:p>2720</text:p>
          </table:table-cell>
          <table:table-cell office:value-type="float" office:value="4091">
            <text:p>4091</text:p>
          </table:table-cell>
          <table:table-cell office:value-type="float" office:value="2865">
            <text:p>2865</text:p>
          </table:table-cell>
          <table:table-cell table:formula="of:=SUM([.A24:.F24])" office:value-type="float" office:value="13156">
            <text:p>13156</text:p>
          </table:table-cell>
          <table:table-cell office:value-type="float" office:value="11409">
            <text:p>11409</text:p>
          </table:table-cell>
          <table:table-cell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863">
            <text:p>863</text:p>
          </table:table-cell>
          <table:table-cell office:value-type="float" office:value="1526">
            <text:p>1526</text:p>
          </table:table-cell>
          <table:table-cell office:value-type="float" office:value="2703">
            <text:p>2703</text:p>
          </table:table-cell>
          <table:table-cell office:value-type="float" office:value="4091">
            <text:p>4091</text:p>
          </table:table-cell>
          <table:table-cell office:value-type="float" office:value="3157">
            <text:p>3157</text:p>
          </table:table-cell>
          <table:table-cell table:formula="of:=SUM([.A25:.F25])" office:value-type="float" office:value="13139">
            <text:p>13139</text:p>
          </table:table-cell>
          <table:table-cell office:value-type="float" office:value="8397">
            <text:p>8397</text:p>
          </table:table-cell>
          <table:table-cell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863">
            <text:p>863</text:p>
          </table:table-cell>
          <table:table-cell office:value-type="float" office:value="1526">
            <text:p>1526</text:p>
          </table:table-cell>
          <table:table-cell office:value-type="float" office:value="2703">
            <text:p>2703</text:p>
          </table:table-cell>
          <table:table-cell office:value-type="float" office:value="4091">
            <text:p>4091</text:p>
          </table:table-cell>
          <table:table-cell office:value-type="float" office:value="3131">
            <text:p>3131</text:p>
          </table:table-cell>
          <table:table-cell table:formula="of:=SUM([.A26:.F26])" office:value-type="float" office:value="13113">
            <text:p>13113</text:p>
          </table:table-cell>
          <table:table-cell table:number-columns-repeated="2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863">
            <text:p>863</text:p>
          </table:table-cell>
          <table:table-cell office:value-type="float" office:value="1526">
            <text:p>1526</text:p>
          </table:table-cell>
          <table:table-cell office:value-type="float" office:value="2729">
            <text:p>2729</text:p>
          </table:table-cell>
          <table:table-cell office:value-type="float" office:value="4091">
            <text:p>4091</text:p>
          </table:table-cell>
          <table:table-cell office:value-type="float" office:value="3131">
            <text:p>3131</text:p>
          </table:table-cell>
          <table:table-cell table:formula="of:=SUM([.A27:.F27])" office:value-type="float" office:value="13139">
            <text:p>13139</text:p>
          </table:table-cell>
          <table:table-cell table:number-columns-repeated="2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905">
            <text:p>905</text:p>
          </table:table-cell>
          <table:table-cell office:value-type="float" office:value="1760">
            <text:p>1760</text:p>
          </table:table-cell>
          <table:table-cell office:value-type="float" office:value="2543">
            <text:p>2543</text:p>
          </table:table-cell>
          <table:table-cell office:value-type="float" office:value="4091">
            <text:p>4091</text:p>
          </table:table-cell>
          <table:table-cell office:value-type="float" office:value="3078">
            <text:p>3078</text:p>
          </table:table-cell>
          <table:table-cell table:formula="of:=SUM([.A28:.F28])" office:value-type="float" office:value="13176">
            <text:p>13176</text:p>
          </table:table-cell>
          <table:table-cell office:value-type="float" office:value="8721">
            <text:p>8721</text:p>
          </table:table-cell>
          <table:table-cell/>
        </table:table-row>
        <table:table-row table:style-name="ro1">
          <table:table-cell table:number-columns-repeated="6"/>
          <table:table-cell table:formula="of:=SUM([.A29:.F29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A30:.F30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A31:.F31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SUM([.A32:.F32])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8/21/2015</text:date>, <text:time>17:5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11:33:15.76</meta:creation-date>
    <dc:date>2015-08-21T17:59:59</dc:date>
    <meta:editing-duration>P1DT13H2M12S</meta:editing-duration>
    <meta:editing-cycles>10</meta:editing-cycles>
    <meta:generator>OpenOffice/4.1.1$Win32 OpenOffice.org_project/411m6$Build-9775</meta:generator>
    <meta:document-statistic meta:table-count="3" meta:cell-count="214" meta:object-count="0"/>
  </office:meta>
</office:document-meta>
</file>